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T1" style:parent-style-name="Standard" style:family="text"/>
    <style:style style:name="P2" style:parent-style-name="Standard" style:family="paragraph">
      <style:text-properties fo:color="#000000"/>
    </style: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delta:insertion-change-idref="D" delta:insertion-type="insert-around-content" text:style-name="P1">
<delta:remove-leaving-content-start delta:removal-change-idref="D" delta:end-element-idref="end1">
<text:p text:style-name="P1"/>
</delta:remove-leaving-content-start>This is a paragraph of text before a list.[
<delta:remove-leaving-content-end delta:end-element-id="end1"/>
<delta:remove-leaving-content-start delta:removal-change-idref="D" delta:end-element-idref="end2">
<text:list text:style-name="L11"/>
</delta:remove-leaving-content-start>
<delta:remove-leaving-content-start delta:removal-change-idref="D" delta:end-element-idref="end3">
<text:list-item/>
</delta:remove-leaving-content-start>
<delta:remove-leaving-content-start delta:removal-change-idref="D" delta:end-element-idref="end4">
<text:p text:style-name="P2"/>
</delta:remove-leaving-content-start>
] This will not be deleted.<delta:remove-leaving-content-end delta:end-element-id="end4"/>
</text:p>
      <delta:remove-leaving-content-end delta:end-element-id="end3"/>
      <text:list delta:insertion-change-idref="D" delta:insertion-type="insert-around-content" text:style-name="L11">
        <text:list-item>
          <text:p text:style-name="P2">This is a list-item-2</text:p>
        </text:list-item>
        <text:list-item>
          <text:p text:style-name="P2">This is a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0-12-20T14:14:31</dc:date>
    <meta:creation-date>2010-10-21T11:33:28</meta:creation-date>
    <dc:creator>Tristan Mitchell</dc:creator>
  </office:meta>
</office:document-meta>
</file>